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70663984922208583" text:style-name="L1">
        <text:list-item>
          <text:p text:style-name="P1">généralités</text:p>
        </text:list-item>
        <text:list-item>
          <text:p text:style-name="P1">langages étudiés</text:p>
          <text:list>
            <text:list-item>
              <text:p text:style-name="P1">langages étudiés</text:p>
              <text:list>
                <text:list-item>
                  <text:p text:style-name="P1">type (large) de langages étudiés ici</text:p>
                </text:list-item>
                <text:list-item>
                  <text:p text:style-name="P1">2 langages précis étudiés</text:p>
                </text:list-item>
                <text:list-item>
                  <text:p text:style-name="P1">comparaisons de temps en temps avec un autre langage</text:p>
                </text:list-item>
              </text:list>
            </text:list-item>
            <text:list-item>
              <text:p text:style-name="P1">aspects de C++ étudiés</text:p>
              <text:list>
                <text:list-item>
                  <text:p text:style-name="P1">C++ : juste objets ?</text:p>
                </text:list-item>
                <text:list-item>
                  <text:p text:style-name="P1">quelle partie de C++ est le sujet de ce cours ?</text:p>
                </text:list-item>
                <text:list-item>
                  <text:p text:style-name="P1">est-ce strict ?</text:p>
                </text:list-item>
              </text:list>
            </text:list-item>
            <text:list-item>
              <text:p text:style-name="P1">typage de smalltalk</text:p>
              <text:list>
                <text:list-item>
                  <text:p text:style-name="P1">typage C++ et java</text:p>
                </text:list-item>
                <text:list-item>
                  <text:p text:style-name="P1">typage smalltalk</text:p>
                </text:list-item>
                <text:list-item>
                  <text:p text:style-name="P1">du coups problèmes en moins (trivial)</text:p>
                </text:list-item>
              </text:list>
            </text:list-item>
            <text:list-item>
              <text:p text:style-name="P1">enseignants des langages</text:p>
              <text:list>
                <text:list-item>
                  <text:p text:style-name="P1">C++</text:p>
                  <text:list>
                    <text:list-item>
                      <text:p text:style-name="P1">2 profs</text:p>
                    </text:list-item>
                    <text:list-item>
                      <text:p text:style-name="P1">spécialité du deuxième</text:p>
                    </text:list-item>
                  </text:list>
                </text:list-item>
                <text:list-item>
                  <text:p text:style-name="P1">smalltalk</text:p>
                  <text:list>
                    <text:list-item>
                      <text:p text:style-name="P1">2 profs</text:p>
                    </text:list-item>
                    <text:list-item>
                      <text:p text:style-name="P1">1 spécialiste de ce langage</text:p>
                    </text:list-item>
                  </text:list>
                </text:list-item>
              </text:list>
            </text:list-item>
            <text:list-item>
              <text:p text:style-name="P1">"niveau de difficulté" des deux langages étudiés</text:p>
              <text:list>
                <text:list-item>
                  <text:p text:style-name="P1">C++</text:p>
                  <text:list>
                    <text:list-item>
                      <text:p text:style-name="P1">difficile ?</text:p>
                    </text:list-item>
                    <text:list-item>
                      <text:p text:style-name="P1">part (grossièrement) du cours consacrée à C++ ?</text:p>
                    </text:list-item>
                  </text:list>
                </text:list-item>
                <text:list-item>
                  <text:p text:style-name="P1">smalltalk</text:p>
                  <text:list>
                    <text:list-item>
                      <text:p text:style-name="P1">difficile ?</text:p>
                    </text:list-item>
                    <text:list-item>
                      <text:p text:style-name="P1">une formule qualifiant ce langage (c'est un langage...)</text:p>
                    </text:list-item>
                    <text:list-item>
                      <text:p text:style-name="P1">part (grossièrement) du cours consacrée à smalltalk ?</text:p>
                    </text:list-item>
                  </text:list>
                </text:list-item>
              </text:list>
            </text:list-item>
            <text:list-item>
              <text:p text:style-name="P1">normes de C++</text:p>
              <text:list>
                <text:list-item>
                  <text:p text:style-name="P1">historique normes</text:p>
                  <text:list>
                    <text:list-item>
                      <text:p text:style-name="P1">décennie de naissance</text:p>
                    </text:list-item>
                    <text:list-item>
                      <text:p text:style-name="P1">normalisation par qui ? rapidement ?</text:p>
                    </text:list-item>
                    <text:list-item>
                      <text:p text:style-name="P1">pourquoi ?</text:p>
                    </text:list-item>
                    <text:list-item>
                      <text:p text:style-name="P1">nom de la norme qui en a découlée</text:p>
                    </text:list-item>
                    <text:list-item>
                      <text:p text:style-name="P1">nom de l'avant dernière norme sortie</text:p>
                    </text:list-item>
                    <text:list-item>
                      <text:p text:style-name="P1">norme par défaut sur les ordis</text:p>
                    </text:list-item>
                    <text:list-item>
                      <text:p text:style-name="P1">une norme est en train de sortir</text:p>
                    </text:list-item>
                  </text:list>
                </text:list-item>
                <text:list-item>
                  <text:p text:style-name="P1">compilateurs fac</text:p>
                  <text:list>
                    <text:list-item>
                      <text:p text:style-name="P1">norme sur compilateurs fac</text:p>
                    </text:list-item>
                    <text:list-item>
                      <text:p text:style-name="P1">avancées majeures de cette norme (3 concepts)</text:p>
                    </text:list-item>
                    <text:list-item>
                      <text:p text:style-name="P1">norme évolue encore mais on reste dessus pour ce cou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pproche objet</text:p>
          <text:list>
            <text:list-item>
              <text:p text:style-name="P1">C++ : possible faire classes propres et efficace dans but programmation pas juste objet</text:p>
            </text:list-item>
            <text:list-item>
              <text:p text:style-name="P1">mais on cherche dans ce cours à faire que classes destinées à une utilisation objet</text:p>
            </text:list-item>
            <text:list-item>
              <text:p text:style-name="P1">on fait une classe pour réifier (transformer concept en chose concrète) un concept</text:p>
              <text:list>
                <text:list-item>
                  <text:p text:style-name="P1">d'un domaine (compte bancaire)</text:p>
                </text:list-item>
                <text:list-item>
                  <text:p text:style-name="P1">technique informatique (structure de donnée, fenêtre)</text:p>
                </text:list-item>
              </text:list>
            </text:list-item>
          </text:list>
        </text:list-item>
        <text:list-item>
          <text:p text:style-name="P1">UML : diagrammes de classe : en 3 parties</text:p>
          <text:list>
            <text:list-item>
              <text:p text:style-name="P1"><text:soft-page-break/>Nom classe</text:p>
              <text:list>
                <text:list-item>
                  <text:p text:style-name="P1">en majuscule</text:p>
                </text:list-item>
              </text:list>
            </text:list-item>
            <text:list-item>
              <text:p text:style-name="P1">attributs</text:p>
              <text:list>
                <text:list-item>
                  <text:p text:style-name="P1">signe + - # pour portée</text:p>
                </text:list-item>
                <text:list-item>
                  <text:p text:style-name="P1">nom attribut</text:p>
                </text:list-item>
                <text:list-item>
                  <text:p text:style-name="P1">:</text:p>
                </text:list-item>
                <text:list-item>
                  <text:p text:style-name="P1">type (majuscule pour String)</text:p>
                </text:list-item>
              </text:list>
            </text:list-item>
            <text:list-item>
              <text:p text:style-name="P1">méthodes</text:p>
              <text:list>
                <text:list-item>
                  <text:p text:style-name="P1">signe</text:p>
                </text:list-item>
                <text:list-item>
                  <text:p text:style-name="P1">nom méthode</text:p>
                </text:list-item>
                <text:list-item>
                  <text:p text:style-name="P1">([paramètre1], [paramètre2] [...]) pour chaque paramètre :</text:p>
                  <text:list>
                    <text:list-item>
                      <text:p text:style-name="P1">direction du paramètre</text:p>
                      <text:list>
                        <text:list-item>
                          <text:p text:style-name="P1">in <text:s/>: entrant</text:p>
                        </text:list-item>
                        <text:list-item>
                          <text:p text:style-name="P1">out : sortant (flux sortant apparemment... Pas bien compris)</text:p>
                        </text:list-item>
                        <text:list-item>
                          <text:p text:style-name="P1">inout : entrant et sortant</text:p>
                        </text:list-item>
                      </text:list>
                    </text:list-item>
                    <text:list-item>
                      <text:p text:style-name="P1">nomParam</text:p>
                    </text:list-item>
                    <text:list-item>
                      <text:p text:style-name="P1">:</text:p>
                    </text:list-item>
                    <text:list-item>
                      <text:p text:style-name="P1">type</text:p>
                    </text:list-item>
                  </text:list>
                </text:list-item>
                <text:list-item>
                  <text:p text:style-name="P1">: typeRetour (optionnel)</text:p>
                </text:list-item>
                <text:list-item>
                  <text:p text:style-name="P1">{query} (optionnel, indique que la méthode ne modifie pas l'objet je crois)</text:p>
                </text:list-item>
              </text:list>
            </text:list-item>
            <text:list-item>
              <text:p text:style-name="P1">lien entre les classes (je connais pas le détail)</text:p>
            </text:list-item>
          </text:list>
        </text:list-item>
        <text:list-item>
          <text:p text:style-name="P1">accesseurs : par convention syntaxe "getAttribut" et "setAttribut"</text:p>
        </text:list-item>
        <text:list-item>
          <text:p text:style-name="P1">manipulation entrées sorties</text:p>
          <text:list>
            <text:list-item>
              <text:p text:style-name="P1">pas de printf et de malloc en C++</text:p>
            </text:list-item>
            <text:list-item>
              <text:p text:style-name="P1">utilisation flots en C++</text:p>
            </text:list-item>
            <text:list-item>
              <text:p text:style-name="P1">on utilisera des choses haut niveau pour flots pas comme en C</text:p>
            </text:list-item>
          </text:list>
        </text:list-item>
        <text:list-item>
          <text:p text:style-name="P1">agrégation UML :</text:p>
          <text:list>
            <text:list-item>
              <text:p text:style-name="P1">une instance de B est attribut d'une instance de A</text:p>
            </text:list-item>
            <text:list-item>
              <text:p text:style-name="P1">mais l'objet B peut être partagé avec d'autres objets</text:p>
            </text:list-item>
            <text:list-item>
              <text:p text:style-name="P1">contrairement à dans composition je crois où B n'existe pas sans A</text:p>
            </text:list-item>
            <text:list-item>
              <text:p text:style-name="P1">(ex : un vers partagé entre plusieurs strophes)</text:p>
            </text:list-item>
          </text:list>
        </text:list-item>
        <text:list-item>
          <text:p text:style-name="P1">interfaces C++</text:p>
          <text:list>
            <text:list-item>
              <text:p text:style-name="P1">interface java</text:p>
              <text:list>
                <text:list-item>
                  <text:p text:style-name="P1">listes signatures méthodes</text:p>
                </text:list-item>
                <text:list-item>
                  <text:p text:style-name="P1">à implémenter par une ou plusieurs classes</text:p>
                </text:list-item>
                <text:list-item>
                  <text:p text:style-name="P1">partie publique uniquement (méthodes)</text:p>
                </text:list-item>
                <text:list-item>
                  <text:p text:style-name="P1">optionnelle</text:p>
                </text:list-item>
              </text:list>
            </text:list-item>
            <text:list-item>
              <text:p text:style-name="P1">interface C++</text:p>
              <text:list>
                <text:list-item>
                  <text:p text:style-name="P1">header d'une classe</text:p>
                </text:list-item>
                <text:list-item>
                  <text:p text:style-name="P1">contient attributs et signatures de méthodes</text:p>
                </text:list-item>
                <text:list-item>
                  <text:p text:style-name="P1">squelette de la classe</text:p>
                </text:list-item>
                <text:list-item>
                  <text:p text:style-name="P1">partie privée aussi (attributs)</text:p>
                </text:list-item>
                <text:list-item>
                  <text:p text:style-name="P1">sert au compilateur</text:p>
                </text:list-item>
                <text:list-item>
                  <text:p text:style-name="P1">lui indique ce qu'il va trouver dans la classe</text:p>
                </text:list-item>
                <text:list-item>
                  <text:p text:style-name="P1">comprend aussi des déclarations de fonctions !!! (pas juste méthodes)</text:p>
                </text:list-item>
                <text:list-item>
                  <text:p text:style-name="P1">fonctions associées à classe (?)</text:p>
                </text:list-item>
                <text:list-item>
                  <text:p text:style-name="P1">obligatoire</text:p>
                </text:list-item>
              </text:list>
            </text:list-item>
          </text:list>
        </text:list-item>
        <text:list-item>
          <text:p text:style-name="P1">inclusion multiple d'interfaces</text:p>
          <text:list>
            <text:list-item>
              <text:p text:style-name="P1">compilateurs inclusent physiquement les interface chaque fois qu'ils passent dessus</text:p>
            </text:list-item>
            <text:list-item>
              <text:p text:style-name="P1"><text:soft-page-break/>du coup besoin d'entourer interfaces avec macros #ifndef #define #endif pour éviter de réinclure</text:p>
            </text:list-item>
          </text:list>
        </text:list-item>
        <text:list-item>
          <text:p text:style-name="P1">définition portée java / C++</text:p>
          <text:list>
            <text:list-item>
              <text:p text:style-name="P1">java : mot-clé "private" ou autre au début de déclaration de chaque attribut / méthode</text:p>
            </text:list-item>
            <text:list-item>
              <text:p text:style-name="P1">C++ : une seule fois "private :" puis tout ce qui suit est privé jusqu'à "public :" ou autre</text:p>
            </text:list-item>
          </text:list>
        </text:list-item>
        <text:list-item>
          <text:p text:style-name="P1">destructeurs</text:p>
          <text:list>
            <text:list-item>
              <text:p text:style-name="P1">java : pas de destructeurs, ramasse-miettes juge quand détruire</text:p>
            </text:list-item>
            <text:list-item>
              <text:p text:style-name="P1">C++ :</text:p>
              <text:list>
                <text:list-item>
                  <text:p text:style-name="P1">destructeurs pour maitriser destruction</text:p>
                </text:list-item>
                <text:list-item>
                  <text:p text:style-name="P1">commencent par tild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3T16:37:13</meta:creation-date>
    <dc:date>2015-02-13T22:58:12</dc:date>
    <dc:creator>yjfjyf jjku</dc:creator>
    <meta:editing-duration>PT6H21M</meta:editing-duration>
    <meta:editing-cycles>30</meta:editing-cycles>
    <meta:generator>OpenOffice/4.1.1$Unix OpenOffice.org_project/411m6$Build-9775</meta:generator>
    <meta:document-statistic meta:table-count="0" meta:image-count="0" meta:object-count="0" meta:page-count="3" meta:paragraph-count="107" meta:word-count="656" meta:character-count="3460"/>
  </office:meta>
</office:document-meta>
</file>